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C000001AAC122D439D73F6792.png" manifest:media-type="image/png"/>
  <manifest:file-entry manifest:full-path="Pictures/10000201000006ED000009C42A1ECB363B92296E.png" manifest:media-type="image/png"/>
  <manifest:file-entry manifest:full-path="Pictures/10000201000007D0000007D0C4731C40403B7094.png" manifest:media-type="image/png"/>
  <manifest:file-entry manifest:full-path="Pictures/10000201000002EE00000184D79B4594CBA8A05F.png" manifest:media-type="image/png"/>
  <manifest:file-entry manifest:full-path="Pictures/100002010000020000000180243298E1B7632398.png" manifest:media-type="image/png"/>
  <manifest:file-entry manifest:full-path="Pictures/10000201000004A3000004A3F1B8E8D114885CD8.png" manifest:media-type="image/png"/>
  <manifest:file-entry manifest:full-path="Pictures/10000201000000E1000000E1820F836D13E19D5F.png" manifest:media-type="image/png"/>
  <manifest:file-entry manifest:full-path="Pictures/1000020100000500000002D08292B20C0CA75BCB.png" manifest:media-type="image/png"/>
  <manifest:file-entry manifest:full-path="Pictures/10000201000000E1000000E18AF272E5B0B76EF2.png" manifest:media-type="image/png"/>
  <manifest:file-entry manifest:full-path="Pictures/1000020100000BB8000005CEBC8386B840EEEC54.png" manifest:media-type="image/png"/>
  <manifest:file-entry manifest:full-path="Pictures/10000201000002D00000012268BE19DEB6180A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bsit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8.055cm" svg:height="14.513cm" svg:x="-0.055cm" svg:y="4.537cm">
          <draw:image xlink:href="Pictures/10000201000002EE00000184D79B4594CBA8A0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rontend structure</text:p>
          </draw:text-box>
        </draw:frame>
        <draw:frame draw:style-name="gr1" draw:text-style-name="P2" draw:layer="layout" svg:width="7.62cm" svg:height="7.62cm" svg:x="1.524cm" svg:y="10.922cm">
          <draw:image xlink:href="Pictures/10000201000007D0000007D0C4731C40403B7094.png" xlink:type="simple" xlink:show="embed" xlink:actuate="onLoad">
            <text:p/>
          </draw:image>
        </draw:frame>
        <draw:frame draw:style-name="gr1" draw:text-style-name="P2" draw:layer="layout" svg:width="6.124cm" svg:height="8.636cm" svg:x="10.894cm" svg:y="5.334cm">
          <draw:image xlink:href="Pictures/10000201000006ED000009C42A1ECB363B92296E.png" xlink:type="simple" xlink:show="embed" xlink:actuate="onLoad">
            <text:p/>
          </draw:image>
        </draw:frame>
        <draw:frame draw:style-name="gr1" draw:text-style-name="P2" draw:layer="layout" svg:width="7.62cm" svg:height="7.62cm" svg:x="18.94cm" svg:y="10.922cm">
          <draw:image xlink:href="Pictures/10000201000000E1000000E1820F836D13E19D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dvanced frontend technologies</text:p>
          </draw:text-box>
        </draw:frame>
        <draw:frame draw:style-name="gr3" draw:text-style-name="P3" draw:layer="layout" svg:width="9.935cm" svg:height="5.588cm" svg:x="2.003cm" svg:y="5.08cm">
          <draw:image xlink:href="Pictures/1000020100000500000002D08292B20C0CA75BCB.png" xlink:type="simple" xlink:show="embed" xlink:actuate="onLoad">
            <text:p/>
          </draw:image>
        </draw:frame>
        <draw:frame draw:style-name="gr3" draw:text-style-name="P3" draw:layer="layout" svg:width="7.164cm" svg:height="5.373cm" svg:x="11.124cm" svg:y="13.169cm">
          <draw:image xlink:href="Pictures/100002010000020000000180243298E1B7632398.png" xlink:type="simple" xlink:show="embed" xlink:actuate="onLoad">
            <text:p/>
          </draw:image>
        </draw:frame>
        <draw:frame draw:style-name="gr3" draw:text-style-name="P3" draw:layer="layout" svg:width="6.858cm" svg:height="6.858cm" svg:x="19.741cm" svg:y="4.208cm">
          <draw:image xlink:href="Pictures/10000201000000E1000000E18AF272E5B0B76E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ranslating frontend technologies</text:p>
          </draw:text-box>
        </draw:frame>
        <draw:frame draw:style-name="gr3" draw:text-style-name="P3" draw:layer="layout" svg:width="6.35cm" svg:height="6.35cm" svg:x="2.794cm" svg:y="4.064cm">
          <draw:image xlink:href="Pictures/10000201000004A3000004A3F1B8E8D114885CD8.png" xlink:type="simple" xlink:show="embed" xlink:actuate="onLoad">
            <text:p/>
          </draw:image>
        </draw:frame>
        <draw:frame draw:style-name="gr3" draw:text-style-name="P3" draw:layer="layout" svg:width="10.581cm" svg:height="5.241cm" svg:x="13.97cm" svg:y="5.173cm">
          <draw:image xlink:href="Pictures/1000020100000BB8000005CEBC8386B840EEEC54.png" xlink:type="simple" xlink:show="embed" xlink:actuate="onLoad">
            <text:p/>
          </draw:image>
        </draw:frame>
        <draw:frame draw:style-name="gr3" draw:text-style-name="P3" draw:layer="layout" svg:width="12.71cm" svg:height="5.119cm" svg:x="12.192cm" svg:y="13.169cm">
          <draw:image xlink:href="Pictures/10000201000002D00000012268BE19DEB6180A1E.png" xlink:type="simple" xlink:show="embed" xlink:actuate="onLoad">
            <text:p/>
          </draw:image>
        </draw:frame>
        <draw:frame draw:style-name="gr3" draw:text-style-name="P3" draw:layer="layout" svg:width="6.89cm" svg:height="6.858cm" svg:x="3.27cm" svg:y="11.938cm">
          <draw:image xlink:href="Pictures/10000201000001AC000001AAC122D439D73F67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09:21:21.935612905</meta:creation-date>
    <dc:date>2017-06-07T17:58:00.932473822</dc:date>
    <meta:editing-duration>PT5M41S</meta:editing-duration>
    <meta:editing-cycles>3</meta:editing-cycles>
    <meta:generator>LibreOffice/5.2.6.2$Linux_X86_64 LibreOffice_project/20$Build-2</meta:generator>
    <meta:document-statistic meta:object-count="45"/>
  </office:meta>
</office:document-meta>
</file>